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7.2292in" fo:margin-left="0in" fo:margin-top="0in" fo:margin-bottom="0in" table:align="left"/>
    </style:style>
    <style:style style:name="Table1.A" style:family="table-column">
      <style:table-column-properties style:column-width="2.0833in"/>
    </style:style>
    <style:style style:name="Table1.B" style:family="table-column">
      <style:table-column-properties style:column-width="1.0417in"/>
    </style:style>
    <style:style style:name="Table1.C" style:family="table-column">
      <style:table-column-properties style:column-width="4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833in" fo:padding-top="0.0556in" fo:padding-bottom="0.0556in" fo:border="0.5pt solid #999999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8326in"/>
    </style:style>
    <style:style style:name="Table2.B" style:family="table-column">
      <style:table-column-properties style:column-width="1.6667in"/>
    </style:style>
    <style:style style:name="Table2.C" style:family="table-column">
      <style:table-column-properties style:column-width="4.00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33in" fo:padding-right="0.0833in" fo:padding-top="0.0556in" fo:padding-bottom="0.0556in" fo:border="0.5pt solid #999999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0.8326in"/>
    </style:style>
    <style:style style:name="Table3.B" style:family="table-column">
      <style:table-column-properties style:column-width="1.6667in"/>
    </style:style>
    <style:style style:name="Table3.C" style:family="table-column">
      <style:table-column-properties style:column-width="4.000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33in" fo:padding-right="0.0833in" fo:padding-top="0.0556in" fo:padding-bottom="0.0556in" fo:border="0.5pt solid #999999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0.8326in"/>
    </style:style>
    <style:style style:name="Table4.B" style:family="table-column">
      <style:table-column-properties style:column-width="1.6667in"/>
    </style:style>
    <style:style style:name="Table4.C" style:family="table-column">
      <style:table-column-properties style:column-width="4.000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33in" fo:padding-right="0.0833in" fo:padding-top="0.0556in" fo:padding-bottom="0.0556in" fo:border="0.5pt solid #999999"/>
    </style:style>
    <style:style style:name="P1" style:family="paragraph" style:parent-style-name="Standard" style:master-page-name="Standard">
      <style:paragraph-properties fo:margin-top="0in" fo:margin-bottom="0.0693in" loext:contextual-spacing="false" fo:line-height="100%" fo:text-align="center" style:justify-single-word="false" style:page-number="1"/>
    </style:style>
    <style:style style:name="P2" style:family="paragraph" style:parent-style-name="Standard">
      <style:paragraph-properties fo:margin-top="0in" fo:margin-bottom="0.278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00%"/>
    </style:style>
    <style:style style:name="P4" style:family="paragraph" style:parent-style-name="Standard">
      <style:paragraph-properties fo:margin-top="0in" fo:margin-bottom="0.139in" loext:contextual-spacing="false" fo:line-height="100%" fo:padding="0in" fo:border="0.51pt solid #999999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9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3">
      <style:paragraph-properties fo:margin-left="0.5in" fo:margin-right="0in" fo:margin-top="0in" fo:margin-bottom="0.278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top="0.278in" fo:margin-bottom="0in" loext:contextual-spacing="false" fo:line-height="100%" fo:padding="0in" fo:border="0.51pt solid #999999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style:font-name="Arial" fo:font-size="22pt" fo:font-weight="bold" style:font-name-asian="Arial1" style:font-size-asian="22pt" style:font-weight-asian="bold" style:font-name-complex="Arial1" style:font-size-complex="22pt" style:font-weight-complex="bold"/>
    </style:style>
    <style:style style:name="T2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10pt" style:font-name-asian="Courier New1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I Engineer</text:span></text:p>
      <text:p text:style-name="P2"><text:span text:style-name="T2">Take-Home Assignment</text:span></text:p>
      <text:p text:style-name="Heading_20_1">Overview</text:p>
      <text:p text:style-name="P3">This assignment evaluates your ability to build production-grade AI systems from first principles. You will choose <text:span text:style-name="T5">ONE</text:span> challenge from the options below and complete it within 2 working days.</text:p>
      <text:p text:style-name="P3">We are not looking for state-of-the-art results. We want to see how you think about building AI systems, make engineering trade-offs, and communicate your decisions.</text:p>
      <text:p text:style-name="Heading_20_2">Time and Constraints</text:p>
      <text:list xml:id="list2550369531" text:style-name="WWNum1">
        <text:list-item>
          <text:p text:style-name="P5"><text:span text:style-name="T6">Time Limit: </text:span><text:span text:style-name="T7">2 working days</text:span></text:p>
        </text:list-item>
        <text:list-item>
          <text:p text:style-name="P5"><text:span text:style-name="T6">Hardware: </text:span><text:span text:style-name="T7">Must train on a standard laptop (no cloud GPUs required)</text:span></text:p>
        </text:list-item>
        <text:list-item>
          <text:p text:style-name="P5"><text:span text:style-name="T6">Allowed: </text:span><text:span text:style-name="T7">PyTorch/JAX, NumPy, standard tokenizer libraries, pandas, matplotlib</text:span></text:p>
        </text:list-item>
        <text:list-item>
          <text:p text:style-name="P8"><text:span text:style-name="T6">Not Allowed: </text:span><text:span text:style-name="T7">Pre-trained model weights, HuggingFace model classes (Trainer, AutoModel, etc.)</text:span></text:p>
        </text:list-item>
      </text:list>
      <text:p text:style-name="Heading_20_2">Data Sourcing</text:p>
      <text:p text:style-name="P3">You must create your own training dataset. This is part of the evaluation.</text:p>
      <text:list xml:id="list61017650501852" text:continue-numbering="true" text:style-name="WWNum1">
        <text:list-item>
          <text:p text:style-name="P5"><text:span text:style-name="T6">Allowed: </text:span><text:span text:style-name="T7">Public datasets (Kaggle, HuggingFace, academic), LLM-generated synthetic data, self-recorded data</text:span></text:p>
        </text:list-item>
        <text:list-item>
          <text:p text:style-name="P8"><text:span text:style-name="T6">Not Allowed: </text:span><text:span text:style-name="T7">Web scraping, API abuse, copying proprietary datasets</text:span></text:p>
        </text:list-item>
      </text:list>
      <text:p text:style-name="Heading_20_2">Deliverables</text:p>
      <text:list xml:id="list2604968899" text:style-name="WWNum2">
        <text:list-item>
          <text:p text:style-name="P6"><text:span text:style-name="T6">Code: </text:span><text:span text:style-name="T7">Clean, modular implementation with clear documentation</text:span></text:p>
        </text:list-item>
        <text:list-item>
          <text:p text:style-name="P6"><text:span text:style-name="T6">DATA.md: </text:span><text:span text:style-name="T7">Document data sources, generation prompts, and preprocessing steps</text:span></text:p>
        </text:list-item>
        <text:list-item>
          <text:p text:style-name="P6"><text:span text:style-name="T6">README.md: </text:span><text:span text:style-name="T7">Setup instructions, approach explanation, results, and 5 qualitative examples</text:span></text:p>
        </text:list-item>
        <text:list-item>
          <text:p text:style-name="P9"><text:span text:style-name="T6">Model: </text:span><text:span text:style-name="T7">Trained weights and inference script</text:span></text:p>
        </text:list-item>
      </text:list>
      <text:p text:style-name="Heading_20_2">Evaluation Criteria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Standard"><text:span text:style-name="T3">Criteria</text:span></text:p>
          </table:table-cell>
          <table:table-cell table:style-name="Table1.A1" office:value-type="string">
            <text:p text:style-name="Standard"><text:span text:style-name="T3">Weight</text:span></text:p>
          </table:table-cell>
          <table:table-cell table:style-name="Table1.A1" office:value-type="string">
            <text:p text:style-name="Standard"><text:span text:style-name="T3">What We Look For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Technical Depth</text:span></text:p>
          </table:table-cell>
          <table:table-cell table:style-name="Table1.A1" office:value-type="string">
            <text:p text:style-name="Standard"><text:span text:style-name="T4">30%</text:span></text:p>
          </table:table-cell>
          <table:table-cell table:style-name="Table1.A1" office:value-type="string">
            <text:p text:style-name="Standard"><text:span text:style-name="T4">Understanding of architecture, training dynamic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Code Quality</text:span></text:p>
          </table:table-cell>
          <table:table-cell table:style-name="Table1.A1" office:value-type="string">
            <text:p text:style-name="Standard"><text:span text:style-name="T4">25%</text:span></text:p>
          </table:table-cell>
          <table:table-cell table:style-name="Table1.A1" office:value-type="string">
            <text:p text:style-name="Standard"><text:span text:style-name="T4">Clean, modular, well-documented cod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Data Strategy</text:span></text:p>
          </table:table-cell>
          <table:table-cell table:style-name="Table1.A1" office:value-type="string">
            <text:p text:style-name="Standard"><text:span text:style-name="T4">20%</text:span></text:p>
          </table:table-cell>
          <table:table-cell table:style-name="Table1.A1" office:value-type="string">
            <text:p text:style-name="Standard"><text:span text:style-name="T4">Creative sourcing, realistic distribution, quality validation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Practicality</text:span></text:p>
          </table:table-cell>
          <table:table-cell table:style-name="Table1.A1" office:value-type="string">
            <text:p text:style-name="Standard"><text:span text:style-name="T4">15%</text:span></text:p>
          </table:table-cell>
          <table:table-cell table:style-name="Table1.A1" office:value-type="string">
            <text:p text:style-name="Standard"><text:span text:style-name="T4">Runs on laptop, reproducible, sensible design choices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Communication</text:span></text:p>
          </table:table-cell>
          <table:table-cell table:style-name="Table1.A1" office:value-type="string">
            <text:p text:style-name="Standard"><text:span text:style-name="T4">10%</text:span></text:p>
          </table:table-cell>
          <table:table-cell table:style-name="Table1.A1" office:value-type="string">
            <text:p text:style-name="Standard"><text:span text:style-name="T4">Clear documentation and technical writing</text:span></text:p>
          </table:table-cell>
        </table:table-row>
      </table:table>
      <text:p text:style-name="Standard"/>
      <text:p text:style-name="P12">Challenge 1: Offline Partner Assistant</text:p>
      <text:p text:style-name="Heading_20_2">Context</text:p>
      <text:p text:style-name="P3">Delivery partners frequently lose connectivity in elevators, basements, and tier-3 cities. They need an assistant that works 100% offline on low-end Android phones (2-3GB RAM). Cloud APIs are not an option.</text:p>
      <text:p text:style-name="Heading_20_2">The Challenge</text:p>
      <text:p text:style-name="P3">Build an on-device language model (&lt;15M parameters, &lt;50MB) that can perform ONE of the following task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3">Task</text:span></text:p>
          </table:table-cell>
          <table:table-cell table:style-name="Table2.A1" office:value-type="string">
            <text:p text:style-name="Standard"><text:span text:style-name="T3">Description</text:span></text:p>
          </table:table-cell>
          <table:table-cell table:style-name="Table2.A1" office:value-type="string">
            <text:p text:style-name="Standard"><text:span text:style-name="T3">Exampl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A</text:span></text:p>
          </table:table-cell>
          <table:table-cell table:style-name="Table2.A1" office:value-type="string">
            <text:p text:style-name="Standard"><text:span text:style-name="T4">Hinglish Command Parser: Parse Hinglish text commands into structured intents</text:span></text:p>
          </table:table-cell>
          <table:table-cell table:style-name="Table2.A1" office:value-type="string">
            <text:p text:style-name="Standard"><text:span text:style-name="T4">"Bhai next order ka address batao" → {intent: "get_address", order: "next"}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B</text:span></text:p>
          </table:table-cell>
          <table:table-cell table:style-name="Table2.A1" office:value-type="string">
            <text:p text:style-name="Standard"><text:span text:style-name="T4">Smart Reply Generator: Generate quick reply options for partner-customer chat</text:span></text:p>
          </table:table-cell>
          <table:table-cell table:style-name="Table2.A1" office:value-type="string">
            <text:p text:style-name="Standard"><text:span text:style-name="T4">Customer: "Kitna time lagega?" → ["5 min mein", "Traffic hai, 10 min", "Pahunch gaya hoon"]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C</text:span></text:p>
          </table:table-cell>
          <table:table-cell table:style-name="Table2.A1" office:value-type="string">
            <text:p text:style-name="Standard"><text:span text:style-name="T4">Indian Address Parser: Parse messy Indian addresses into structured format</text:span></text:p>
          </table:table-cell>
          <table:table-cell table:style-name="Table2.A1" office:value-type="string">
            <text:p text:style-name="Standard"><text:span text:style-name="T4">"opp more megastore, 2nd flr, nr shiv mandir, HSR" → {landmark: "More Megastore", floor: 2, area: "HSR"}</text:span></text:p>
          </table:table-cell>
        </table:table-row>
      </table:table>
      <text:p text:style-name="Heading_20_2">Constraints</text:p>
      <text:list xml:id="list61017961589803" text:continue-list="list61017650501852" text:style-name="WWNum1">
        <text:list-item>
          <text:p text:style-name="P5"><text:span text:style-name="T7">Model size: &lt;50MB (quantized)</text:span></text:p>
        </text:list-item>
        <text:list-item>
          <text:p text:style-name="P5"><text:span text:style-name="T7">Inference: &lt;100ms on mid-range mobile CPU</text:span></text:p>
        </text:list-item>
        <text:list-item>
          <text:p text:style-name="P5"><text:span text:style-name="T7">Memory: &lt;500MB RAM during inference</text:span></text:p>
        </text:list-item>
        <text:list-item>
          <text:p text:style-name="P8"><text:span text:style-name="T7">Export to ONNX or TFLite</text:span></text:p>
        </text:list-item>
      </text:list>
      <text:p text:style-name="Heading_20_2">Data Generation Prompt</text:p>
      <text:p text:style-name="P3"><text:span text:style-name="T8">Use the following prompt with an LLM to generate training data. Modify as needed for your chosen task.</text:span></text:p>
      <text:p text:style-name="P4"><text:span text:style-name="T9">Generate 50 realistic Hinglish sentences that an Indian food delivery partner might say or type while working. Mix Hindi and English naturally. Cover these intents equally: get_address, call_customer, mark_delivered, mark_picked_up, report_delay, navigation_help, order_issue, customer_unavailable. Include variations in formality, regional accents, typos, and sentence length. Format as JSON: {"text": "...", "intent": "...", "slots": {...}}</text:span></text:p>
      <text:p text:style-name="Standard"/>
      <text:p text:style-name="P12">Challenge 2: Real-Time Search Ranking</text:p>
      <text:p text:style-name="Heading_20_2">Context</text:p>
      <text:p text:style-name="P3">When a user searches "butter chicken near me", we have &lt;20ms to score 500+ restaurants. At Swiggy scale, LLM APIs are too slow and expensive. We need a tiny, fast model that can run at scale.</text:p>
      <text:p text:style-name="Heading_20_2">The Challenge</text:p>
      <text:p text:style-name="P3">Build a text relevance model (&lt;10M parameters) that can perform ONE of the following tasks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3">Task</text:span></text:p>
          </table:table-cell>
          <table:table-cell table:style-name="Table3.A1" office:value-type="string">
            <text:p text:style-name="Standard"><text:span text:style-name="T3">Description</text:span></text:p>
          </table:table-cell>
          <table:table-cell table:style-name="Table3.A1" office:value-type="string">
            <text:p text:style-name="Standard"><text:span text:style-name="T3">Exampl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3">A</text:span></text:p>
          </table:table-cell>
          <table:table-cell table:style-name="Table3.A1" office:value-type="string">
            <text:p text:style-name="Standard"><text:span text:style-name="T4">Query-Restaurant Matcher: Score relevance between search query and restaurant</text:span></text:p>
          </table:table-cell>
          <table:table-cell table:style-name="Table3.A1" office:value-type="string">
            <text:p text:style-name="Standard"><text:span text:style-name="T4">Query: "healthy salad lunch" + Restaurant: "Salad Days - Fresh &amp; Healthy" → 0.92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3">B</text:span></text:p>
          </table:table-cell>
          <table:table-cell table:style-name="Table3.A1" office:value-type="string">
            <text:p text:style-name="Standard"><text:span text:style-name="T4">Query-Dish Matcher: Score relevance between search query and menu item</text:span></text:p>
          </table:table-cell>
          <table:table-cell table:style-name="Table3.A1" office:value-type="string">
            <text:p text:style-name="Standard"><text:span text:style-name="T4">Query: "spicy paneer" + Dish: "Paneer Tikka Masala - Extra Hot" → 0.88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3">C</text:span></text:p>
          </table:table-cell>
          <table:table-cell table:style-name="Table3.A1" office:value-type="string">
            <text:p text:style-name="Standard"><text:span text:style-name="T4">Typo-Tolerant Fuzzy Matcher: Handle misspelled and transliterated queries</text:span></text:p>
          </table:table-cell>
          <table:table-cell table:style-name="Table3.A1" office:value-type="string">
            <text:p text:style-name="Standard"><text:span text:style-name="T4">Query: "chiken biryni" → Match to "Chicken Biryani" with score 0.95</text:span></text:p>
          </table:table-cell>
        </table:table-row>
      </table:table>
      <text:p text:style-name="Heading_20_2">Constraints</text:p>
      <text:list xml:id="list61016780277147" text:continue-numbering="true" text:style-name="WWNum1">
        <text:list-item>
          <text:p text:style-name="P5"><text:span text:style-name="T7">Batch inference: 500 items scored in &lt;20ms (GPU) or &lt;100ms (CPU)</text:span></text:p>
        </text:list-item>
        <text:list-item>
          <text:p text:style-name="P5"><text:span text:style-name="T7">Model size: &lt;20MB</text:span></text:p>
        </text:list-item>
        <text:list-item>
          <text:p text:style-name="P8"><text:span text:style-name="T7">Must handle Hindi, English, and Hinglish queries</text:span></text:p>
        </text:list-item>
      </text:list>
      <text:p text:style-name="Heading_20_2">Suggested Public Datasets</text:p>
      <text:list xml:id="list61017656415846" text:continue-numbering="true" text:style-name="WWNum1">
        <text:list-item>
          <text:p text:style-name="P5"><text:span text:style-name="T7">Kaggle: </text:span>Swiggy<text:span text:style-name="T7"> Bangalore Restaurants</text:span></text:p>
        </text:list-item>
        <text:list-item>
          <text:p text:style-name="P5"><text:span text:style-name="T7">Kaggle: Indian Food 101</text:span></text:p>
        </text:list-item>
        <text:list-item>
          <text:p text:style-name="P8"><text:span text:style-name="T7">Yelp Open Dataset</text:span></text:p>
        </text:list-item>
      </text:list>
      <text:p text:style-name="Heading_20_2">Data Generation Prompt</text:p>
      <text:p text:style-name="P4"><text:span text:style-name="T9">Generate 100 realistic food delivery app search queries that Indian users would type. Cover these categories equally: exact dish names, misspelled dish names, cuisine types, dietary preferences (veg, keto, jain), occasion-based (party, quick lunch), attribute-based (spicy, less oily), Hinglish queries, vague/exploratory queries. Format as JSON: [{"query": "...", "category": "...", "expected_keywords": [...]}]</text:span></text:p>
      <text:p text:style-name="Heading_20_1">Challenge 3: Streaming Voice Understanding</text:p>
      <text:p text:style-name="Heading_20_2">Context</text:p>
      <text:p text:style-name="P3"><text:soft-page-break/>Partners need hands-free operation while riding. The model must run continuously on-device, processing audio in real-time. Cloud streaming would drain the battery and require constant connectivity which is often unavailable.</text:p>
      <text:p text:style-name="Heading_20_2">The Challenge</text:p>
      <text:p text:style-name="P3">Build a streaming speech understanding model (&lt;20M parameters) that can perform ONE of the following tasks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3">Task</text:span></text:p>
          </table:table-cell>
          <table:table-cell table:style-name="Table4.A1" office:value-type="string">
            <text:p text:style-name="Standard"><text:span text:style-name="T3">Description</text:span></text:p>
          </table:table-cell>
          <table:table-cell table:style-name="Table4.A1" office:value-type="string">
            <text:p text:style-name="Standard"><text:span text:style-name="T3">Example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3">A</text:span></text:p>
          </table:table-cell>
          <table:table-cell table:style-name="Table4.A1" office:value-type="string">
            <text:p text:style-name="Standard"><text:span text:style-name="T4">Wake Word + Command: Detect trigger phrase then parse following command</text:span></text:p>
          </table:table-cell>
          <table:table-cell table:style-name="Table4.A1" office:value-type="string">
            <text:p text:style-name="Standard"><text:span text:style-name="T4">[Audio] → {wake: true, command: "order complete kar do"}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3">B</text:span></text:p>
          </table:table-cell>
          <table:table-cell table:style-name="Table4.A1" office:value-type="string">
            <text:p text:style-name="Standard"><text:span text:style-name="T4">Keyword Spotting + Intent: Detect predefined keywords and map to intents</text:span></text:p>
          </table:table-cell>
          <table:table-cell table:style-name="Table4.A1" office:value-type="string">
            <text:p text:style-name="Standard"><text:span text:style-name="T4">[Audio with "delivered"] → {keyword: "delivered", intent: "mark_delivered"}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3">C</text:span></text:p>
          </table:table-cell>
          <table:table-cell table:style-name="Table4.A1" office:value-type="string">
            <text:p text:style-name="Standard"><text:span text:style-name="T4">Streaming Hinglish ASR: Real-time transcription optimized for delivery vocabulary</text:span></text:p>
          </table:table-cell>
          <table:table-cell table:style-name="Table4.A1" office:value-type="string">
            <text:p text:style-name="Standard"><text:span text:style-name="T4">[Audio] → "customer bol raha hai gate pe aao"</text:span></text:p>
          </table:table-cell>
        </table:table-row>
      </table:table>
      <text:p text:style-name="Heading_20_2">Constraints</text:p>
      <text:list xml:id="list61018151622773" text:continue-numbering="true" text:style-name="WWNum1">
        <text:list-item>
          <text:p text:style-name="P5"><text:span text:style-name="T7">Latency: &lt;300ms from speech end to output</text:span></text:p>
        </text:list-item>
        <text:list-item>
          <text:p text:style-name="P5"><text:span text:style-name="T7">Must work with background noise (traffic, wind) at SNR 10-15dB</text:span></text:p>
        </text:list-item>
        <text:list-item>
          <text:p text:style-name="P8"><text:span text:style-name="T7">Model size: &lt;30MB</text:span></text:p>
        </text:list-item>
      </text:list>
      <text:p text:style-name="Heading_20_2">Suggested Public Datasets</text:p>
      <text:list xml:id="list61018429762575" text:continue-numbering="true" text:style-name="WWNum1">
        <text:list-item>
          <text:p text:style-name="P5"><text:span text:style-name="T7">Mozilla Common Voice (Hindi)</text:span></text:p>
        </text:list-item>
        <text:list-item>
          <text:p text:style-name="P5"><text:span text:style-name="T7">Google Speech Commands v2</text:span></text:p>
        </text:list-item>
        <text:list-item>
          <text:p text:style-name="P5"><text:span text:style-name="T7">ESC-50 / UrbanSound8K (for background noise)</text:span></text:p>
        </text:list-item>
        <text:list-item>
          <text:p text:style-name="P8"><text:span text:style-name="T7">OpenSLR Hindi datasets</text:span></text:p>
        </text:list-item>
      </text:list>
      <text:p text:style-name="Heading_20_2">Data Generation Prompt</text:p>
      <text:p text:style-name="P3"><text:span text:style-name="T8">Generate text commands, then convert to audio using TTS (gTTS, Coqui TTS, or similar). Add noise augmentation.</text:span></text:p>
      <text:p text:style-name="P4"><text:span text:style-name="T9">Generate 100 realistic Hinglish voice commands that a delivery partner would speak while riding. Use natural spoken style (not written). Keep commands short (2-8 words). Cover intents: navigation, order status, customer contact, issue reporting. Include filler words and natural speech patterns. Use romanized Hindi only (no Devanagari). Format as JSON: [{"text": "...", "intent": "..."}]</text:span></text:p>
      <text:p text:style-name="Standard"/>
      <text:p text:style-name="Heading_20_1">Submission</text:p>
      <text:list xml:id="list1858708990" text:style-name="WWNum3">
        <text:list-item>
          <text:p text:style-name="P7"><text:soft-page-break/><text:span text:style-name="T7">Share a private GitHub repository OR a zip file</text:span></text:p>
        </text:list-item>
        <text:list-item>
          <text:p text:style-name="P7"><text:span text:style-name="T7">Include a Loom video (5-10 mins) walking through your approach and demonstrating the model</text:span></text:p>
        </text:list-item>
        <text:list-item>
          <text:p text:style-name="P10"><text:span text:style-name="T7">Email submission with subject: "AI Assignment - [Your Name]"</text:span></text:p>
        </text:list-item>
      </text:list>
      <text:p text:style-name="P11"><text:span text:style-name="T8">Good luck! We look forward to seeing your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5in" fo:margin-bottom="0.139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083in" fo:margin-bottom="0.11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e74b5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1f4d78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8pt" fo:font-style="normal" style:text-underline-style="none" fo:font-weight="normal" style:font-name-asian="Arial1" style:font-family-asian="Arial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6" meta:paragraph-count="124" meta:word-count="966" meta:character-count="6556" meta:non-whitespace-character-count="5744"/>
    <meta:generator>LibreOfficeDev/6.0.5.2$Linux_X86_64 LibreOffice_project/</meta:generator>
  </office:meta>
</office:document-meta>
</file>